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c0516fe040" style:family="table" style:master-page-name="ta-mp-0x7fc0516fe04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c0516ff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0516ff9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style style:name="ACOL-1" style:family="table-column">
      <style:table-column-properties style:column-width="94.96pt" style:use-optimal-column-width="true"/>
    </style:style>
    <style:style style:name="ACOL-2" style:family="table-column">
      <style:table-column-properties style:column-width="64.01pt" style:use-optimal-column-width="true"/>
    </style:style>
    <style:style style:name="ACOL-3" style:family="table-column">
      <style:table-column-properties style:column-width="217.64pt" style:use-optimal-column-width="true"/>
    </style:style>
    <style:style style:name="ACOL-4" style:family="table-column">
      <style:table-column-properties style:column-width="119.65pt" style:use-optimal-column-width="true"/>
    </style:style>
    <style:style style:name="ACOL-5" style:family="table-column">
      <style:table-column-properties style:column-width="103.41pt" style:use-optimal-column-width="true"/>
    </style:style>
    <style:style style:name="ACOL-6" style:family="table-column">
      <style:table-column-properties style:column-width="292.56pt" style:use-optimal-column-width="true"/>
    </style:style>
    <style:style style:name="ACOL-7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x7fc0516fe04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2"/>
        <table:table-column table:style-name="ACOL-0" table:number-columns-repeated="121"/>
        <table:table-row table:style-name="AROW-1">
          <table:table-cell table:style-name="Gnumeric-default" office:value-type="string">
            <text:p>num de serie</text:p>
          </table:table-cell>
          <table:table-cell table:style-name="Gnumeric-default" office:value-type="string">
            <text:p>marca</text:p>
          </table:table-cell>
          <table:table-cell table:style-name="Gnumeric-default" office:value-type="string">
            <text:p>modelo</text:p>
          </table:table-cell>
          <table:table-cell table:style-name="Gnumeric-default" office:value-type="string">
            <text:p>tipo</text:p>
          </table:table-cell>
          <table:table-cell table:style-name="Gnumeric-default" office:value-type="string">
            <text:p>estado</text:p>
          </table:table-cell>
          <table:table-cell table:style-name="Gnumeric-default" office:value-type="string">
            <text:p>falla</text:p>
          </table:table-cell>
          <table:table-cell table:style-name="Gnumeric-default" office:value-type="string">
            <text:p>diagnostico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float" office:value="5249">
            <text:p>5249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LASERJET 3390</text:p>
          </table:table-cell>
          <table:table-cell table:style-name="Gnumeric-default" office:value-type="string">
            <text:p>MULTIFUNCIONAL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\\</text:p>
          </table:table-cell>
          <table:table-cell table:style-name="Gnumeric-default" office:value-type="string">
            <text:p>\\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mfpCNG89B99B6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LASERJET M1120</text:p>
          </table:table-cell>
          <table:table-cell table:style-name="Gnumeric-default" office:value-type="string">
            <text:p>MULTIFUNCUONAL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CNG89B99BX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LASER JET M1120 MEP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FU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B3P9V91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SVP</text:p>
          </table:table-cell>
          <table:table-cell table:style-name="Gnumeric-default" office:value-type="string">
            <text:p>SERVIDOR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\\</text:p>
          </table:table-cell>
          <table:table-cell table:style-name="Gnumeric-default" office:value-type="string">
            <text:p>\\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float" office:value="4272488749">
            <text:p>4272488749</text:p>
          </table:table-cell>
          <table:table-cell table:style-name="Gnumeric-default" office:value-type="string">
            <text:p>ACER</text:p>
          </table:table-cell>
          <table:table-cell table:style-name="Gnumeric-default" office:value-type="string">
            <text:p>INSPIRON 1501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ACE-0x7fc0516ff948" office:value-type="string">
            <text:p>REQUIERE MANTENIMIENTO NIVEL SOFTWARE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CNU8362148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6535B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ENCIENDE PERO NO ARANCA SISTEMA NI BIOS</text:p>
          </table:table-cell>
          <table:table-cell table:style-name="Gnumeric-default" office:value-type="string">
            <text:p>REQUIERE REVISION INTERNA PARA DETERMINAR FALL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CND8416XKW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PRESARIO C 700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ENCIENDE NI RECIBE CORRIENTE DESDE CARGADOR</text:p>
          </table:table-cell>
          <table:table-cell table:style-name="Gnumeric-default" office:value-type="string">
            <text:p>REQUIERE REVISION INTERNA PARA DETERMINAR FALL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CNU9444RFS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6530B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CNU9444RC2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6530B</text:p>
          </table:table-cell>
          <table:table-cell table:style-name="Gnumeric-default" office:value-type="string">
            <text:p>LAPTOP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MUESTRA FALLA EN DISCO DURO</text:p>
          </table:table-cell>
          <table:table-cell table:style-name="Gnumeric-default" office:value-type="string">
            <text:p>REQUIERE CAMBIO DE DISCO DURO 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S240HL</text:p>
          </table:table-cell>
          <table:table-cell table:style-name="Gnumeric-default" office:value-type="string">
            <text:p>ACER</text:p>
          </table:table-cell>
          <table:table-cell table:style-name="Gnumeric-default" office:value-type="string">
            <text:p>S240HL ABID</text:p>
          </table:table-cell>
          <table:table-cell table:style-name="Gnumeric-default" office:value-type="string">
            <text:p>MONITOR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AS0912141479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SMART-UPS 1000</text:p>
          </table:table-cell>
          <table:table-cell table:style-name="Gnumeric-default" office:value-type="string">
            <text:p>UPS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MUESTRA SIGNOS DE CARGA</text:p>
          </table:table-cell>
          <table:table-cell table:style-name="Gnumeric-default" office:value-type="string">
            <text:p>PUEDE QUE LAS BATERIAS INTERNAS REQUIERAN REEMPLAZO 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AS1319126146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UPS 1000VA</text:p>
          </table:table-cell>
          <table:table-cell table:style-name="Gnumeric-default" office:value-type="string">
            <text:p>UPS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CE32100901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TONER(LASERJET CM1215 CP 1525) TONER</text:p>
          </table:table-cell>
          <table:table-cell table:style-name="Gnumeric-default"/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Q5949A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TONER(LASERJET 1160, 1320, 3390, 3392)</text:p>
          </table:table-cell>
          <table:table-cell table:style-name="Gnumeric-default" office:value-type="string">
            <text:p>TONER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Z7LFHCLDC00213</text:p>
          </table:table-cell>
          <table:table-cell table:style-name="Gnumeric-default" office:value-type="string">
            <text:p>SAMSUNG</text:p>
          </table:table-cell>
          <table:table-cell table:style-name="Gnumeric-default" office:value-type="string">
            <text:p>S24C300HL</text:p>
          </table:table-cell>
          <table:table-cell table:style-name="Gnumeric-default" office:value-type="string">
            <text:p>MONITOR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DN172006WG</text:p>
          </table:table-cell>
          <table:table-cell table:style-name="Gnumeric-default" office:value-type="string">
            <text:p>CISCO</text:p>
          </table:table-cell>
          <table:table-cell table:style-name="Gnumeric-default" office:value-type="string">
            <text:p>SF300-24</text:p>
          </table:table-cell>
          <table:table-cell table:style-name="Gnumeric-default" office:value-type="string">
            <text:p>CONMUTADOR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CNF9B76J9Z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LASER JET CM2320LFMFIMEP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SIN CABLE</text:p>
          </table:table-cell>
          <table:table-cell table:style-name="Gnumeric-default"/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CN75L35464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DESCKJET F4180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SIN CABLE</text:p>
          </table:table-cell>
          <table:table-cell table:style-name="Gnumeric-default"/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CN181343KL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DESCKJET 3050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SIN CABLE</text:p>
          </table:table-cell>
          <table:table-cell table:style-name="Gnumeric-default"/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R70CM I70CM0990</text:p>
          </table:table-cell>
          <table:table-cell table:style-name="Gnumeric-default" office:value-type="string">
            <text:p>FELLOWER</text:p>
          </table:table-cell>
          <table:table-cell table:style-name="Gnumeric-default" office:value-type="string">
            <text:p>XX</text:p>
          </table:table-cell>
          <table:table-cell table:style-name="Gnumeric-default" office:value-type="string">
            <text:p>TRITUR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PASA CORRIENTE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CN66JB410B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3180</text:p>
          </table:table-cell>
          <table:table-cell table:style-name="Gnumeric-default" office:value-type="string">
            <text:p>MULTIFIUNCIONAL</text:p>
          </table:table-cell>
          <table:table-cell table:style-name="Gnumeric-default" office:value-type="string">
            <text:p>SIN CABLE</text:p>
          </table:table-cell>
          <table:table-cell table:style-name="Gnumeric-default"/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945A005M517700115</text:p>
          </table:table-cell>
          <table:table-cell table:style-name="Gnumeric-default" office:value-type="string">
            <text:p>TRIP-LITE</text:p>
          </table:table-cell>
          <table:table-cell table:style-name="Gnumeric-default" office:value-type="string">
            <text:p>UPS</text:p>
          </table:table-cell>
          <table:table-cell table:style-name="Gnumeric-default"/>
          <table:table-cell table:style-name="Gnumeric-default" office:value-type="string">
            <text:p>NO FUNCIONA</text:p>
          </table:table-cell>
          <table:table-cell table:style-name="Gnumeric-default" office:value-type="string">
            <text:p>REVISAR BATERIAS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3B0941X03749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SB1030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(CORRIENTE)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3B0941X35955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(CORRIENTE)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3B0941X35958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 (CORRIENTE)</text:p>
          </table:table-cell>
          <table:table-cell table:style-name="Gnumeric-default" office:value-type="string">
            <text:p>GENERA CORTO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3B0941X03708</text:p>
          </table:table-cell>
          <table:table-cell table:style-name="Gnumeric-default" office:value-type="string">
            <text:p>APC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 (CORRIENTE)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3B0941X03685</text:p>
          </table:table-cell>
          <table:table-cell table:style-name="Gnumeric-default" office:value-type="string">
            <text:p>APS</text:p>
          </table:table-cell>
          <table:table-cell table:style-name="Gnumeric-default" office:value-type="string">
            <text:p>RS 800</text:p>
          </table:table-cell>
          <table:table-cell table:style-name="Gnumeric-default" office:value-type="string">
            <text:p>ACUMULADOR</text:p>
          </table:table-cell>
          <table:table-cell table:style-name="Gnumeric-default" office:value-type="string">
            <text:p>NO FUNCIONA</text:p>
          </table:table-cell>
          <table:table-cell table:style-name="Gnumeric-default" office:value-type="string">
            <text:p>NO CARGA BATERIA (CORRIENTE)</text:p>
          </table:table-cell>
          <table:table-cell table:style-name="Gnumeric-default" office:value-type="string">
            <text:p>GENERA CORTO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MXJ94803WT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DC 7900</text:p>
          </table:table-cell>
          <table:table-cell table:style-name="Gnumeric-default" office:value-type="string">
            <text:p>CPU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FALTA PRENDER CON MONITOR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MXJ9470712</text:p>
          </table:table-cell>
          <table:table-cell table:style-name="Gnumeric-default" office:value-type="string">
            <text:p>HP</text:p>
          </table:table-cell>
          <table:table-cell table:style-name="Gnumeric-default" office:value-type="string">
            <text:p>COMPAQ DC 7900</text:p>
          </table:table-cell>
          <table:table-cell table:style-name="Gnumeric-default" office:value-type="string">
            <text:p>CPU</text:p>
          </table:table-cell>
          <table:table-cell table:style-name="Gnumeric-default" office:value-type="string">
            <text:p>FUNCIONA</text:p>
          </table:table-cell>
          <table:table-cell table:style-name="Gnumeric-default" office:value-type="string">
            <text:p>FALTA PRENDER CON MONITOR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SER13370214L</text:p>
          </table:table-cell>
          <table:table-cell table:style-name="Gnumeric-default" office:value-type="string">
            <text:p>CISCO</text:p>
          </table:table-cell>
          <table:table-cell table:style-name="Gnumeric-default" office:value-type="string">
            <text:p>WAP4410N</text:p>
          </table:table-cell>
          <table:table-cell table:style-name="Gnumeric-default" office:value-type="string">
            <text:p>ROUTERS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SER14280280</text:p>
          </table:table-cell>
          <table:table-cell table:style-name="Gnumeric-default" office:value-type="string">
            <text:p>CISCO</text:p>
          </table:table-cell>
          <table:table-cell table:style-name="Gnumeric-default" office:value-type="string">
            <text:p>WAP4410N</text:p>
          </table:table-cell>
          <table:table-cell table:style-name="Gnumeric-default" office:value-type="string">
            <text:p>ROUTERS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2">
          <table:table-cell table:style-name="Gnumeric-default" office:value-type="string">
            <text:p>SER153205A6</text:p>
          </table:table-cell>
          <table:table-cell table:style-name="Gnumeric-default" office:value-type="string">
            <text:p>CISCO</text:p>
          </table:table-cell>
          <table:table-cell table:style-name="Gnumeric-default" office:value-type="string">
            <text:p>WAP4410N</text:p>
          </table:table-cell>
          <table:table-cell table:style-name="Gnumeric-default" office:value-type="string">
            <text:p>ROUTERS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style-name="Gnumeric-default" office:value-type="string">
            <text:p>N/A</text:p>
          </table:table-cell>
          <table:table-cell table:number-columns-repeated="121" table:style-name="Gnumeric-default"/>
        </table:table-row>
        <table:table-row table:style-name="AROW-0" table:number-rows-repeated="94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  <gnm:selections gnm:cursor-col="0" gnm:cursor-row="33">
          <gnm:selection gnm:start-col="0" gnm:start-row="33" gnm:end-col="0" gnm:end-row="3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c0517254d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c0516fe040" style:display-name="Hoja1" style:page-layout-name="pl-0x7fc0517254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3-18T16:13:45Z</dc:date>
    <meta:creation-date>2015-03-17T14:46:12Z</meta:creation-date>
    <meta:editing-cycles>1</meta:editing-cycles>
    <meta:editing-duration>PT1M18S</meta:editing-duration>
    <meta:generator>gnumeric/1.12.9</meta:generator>
  </office:meta>
</office:document-meta>
</file>